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1" svg:font-family="Carlito" style:font-pitch="variable"/>
    <style:font-face style:name="Liberation Serif1" svg:font-family="'Liberation Serif'" style:font-pitch="variable"/>
    <style:font-face style:name="Carlito" svg:font-family="Carlito, 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84in" fo:margin-left="0.0458in" table:align="left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2.0486in"/>
    </style:style>
    <style:style style:name="Table1.C" style:family="table-column">
      <style:table-column-properties style:column-width="1.7278in"/>
    </style:style>
    <style:style style:name="Table1.D" style:family="table-column">
      <style:table-column-properties style:column-width="1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rlito1" fo:font-size="18pt" fo:language="en" fo:country="US" fo:font-weight="bold" officeooo:rsid="00340676" officeooo:paragraph-rsid="00340676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rlito1" fo:font-size="14pt" fo:language="en" fo:country="US" fo:font-weight="bold" officeooo:rsid="00340676" officeooo:paragraph-rsid="0034067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rlito1" fo:font-size="12pt" fo:language="en" fo:country="US" fo:font-weight="normal" officeooo:rsid="00340676" officeooo:paragraph-rsid="0034067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rlito1" fo:font-size="12pt" fo:language="en" fo:country="US" fo:font-weight="normal" officeooo:rsid="002f4609" officeooo:paragraph-rsid="0034fd7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rlito1" fo:language="en" fo:country="US" officeooo:rsid="00136c05" officeooo:paragraph-rsid="00136c05"/>
    </style:style>
    <style:style style:name="P6" style:family="paragraph" style:parent-style-name="Standard">
      <style:text-properties style:font-name="Carlito1" fo:language="en" fo:country="US" officeooo:rsid="00136c05" officeooo:paragraph-rsid="00149845"/>
    </style:style>
    <style:style style:name="P7" style:family="paragraph" style:parent-style-name="Standard">
      <style:text-properties style:font-name="Carlito1" fo:language="en" fo:country="US" officeooo:rsid="002f4609" officeooo:paragraph-rsid="002f4609"/>
    </style:style>
    <style:style style:name="P8" style:family="paragraph" style:parent-style-name="Standard">
      <style:text-properties style:font-name="Carlito1" fo:language="en" fo:country="US" fo:font-weight="bold" officeooo:rsid="00306423" officeooo:paragraph-rsid="00306423" style:font-weight-asian="bold" style:font-weight-complex="bold"/>
    </style:style>
    <style:style style:name="P9" style:family="paragraph" style:parent-style-name="Standard">
      <style:text-properties style:font-name="Carlito1" fo:language="en" fo:country="US" fo:font-weight="bold" officeooo:rsid="00321942" officeooo:paragraph-rsid="00321942" style:font-weight-asian="bold" style:font-weight-complex="bold"/>
    </style:style>
    <style:style style:name="P10" style:family="paragraph" style:parent-style-name="Standard">
      <style:text-properties style:font-name="Carlito1" fo:language="en" fo:country="US" fo:font-weight="normal" officeooo:rsid="00306423" officeooo:paragraph-rsid="00306423" style:font-weight-asian="normal" style:font-weight-complex="normal"/>
    </style:style>
    <style:style style:name="P11" style:family="paragraph" style:parent-style-name="Standard">
      <style:text-properties style:font-name="Carlito1" fo:language="en" fo:country="US" officeooo:rsid="0017577f" officeooo:paragraph-rsid="0017577f"/>
    </style:style>
    <style:style style:name="P12" style:family="paragraph" style:parent-style-name="Standard">
      <style:text-properties style:font-name="Carlito1" fo:language="en" fo:country="US" officeooo:rsid="00321942" officeooo:paragraph-rsid="00321942"/>
    </style:style>
    <style:style style:name="P13" style:family="paragraph" style:parent-style-name="Standard">
      <style:text-properties style:font-name="Carlito1" fo:language="en" fo:country="US" officeooo:rsid="00284b81" officeooo:paragraph-rsid="0017577f"/>
    </style:style>
    <style:style style:name="P14" style:family="paragraph" style:parent-style-name="Standard">
      <style:text-properties style:font-name="Carlito1" fo:language="en" fo:country="US" officeooo:rsid="004d938c" officeooo:paragraph-rsid="004d938c"/>
    </style:style>
    <style:style style:name="P15" style:family="paragraph" style:parent-style-name="Table_20_Contents">
      <style:text-properties style:font-name="Carlito1" fo:font-size="9pt" fo:language="en" fo:country="US" style:font-size-asian="9pt" style:font-size-complex="9pt"/>
    </style:style>
    <style:style style:name="P16" style:family="paragraph" style:parent-style-name="Table_20_Contents">
      <style:text-properties style:font-name="Carlito1" fo:font-size="9pt" fo:language="en" fo:country="US" officeooo:rsid="001b8737" officeooo:paragraph-rsid="001b8737" style:font-size-asian="9pt" style:font-size-complex="9pt"/>
    </style:style>
    <style:style style:name="P17" style:family="paragraph" style:parent-style-name="Table_20_Contents">
      <style:text-properties style:font-name="Carlito1" fo:font-size="9pt" fo:language="en" fo:country="US" officeooo:rsid="0023b270" officeooo:paragraph-rsid="0023b270" style:font-size-asian="9pt" style:font-size-complex="9pt"/>
    </style:style>
    <style:style style:name="P18" style:family="paragraph" style:parent-style-name="Table_20_Contents">
      <style:text-properties style:font-name="Carlito1" fo:font-size="9pt" fo:language="en" fo:country="US" officeooo:rsid="0023b270" officeooo:paragraph-rsid="004be2bd" style:font-size-asian="9pt" style:font-size-complex="9pt"/>
    </style:style>
    <style:style style:name="P19" style:family="paragraph" style:parent-style-name="Table_20_Contents">
      <style:text-properties style:font-name="Carlito1" fo:font-size="9pt" fo:language="en" fo:country="US" officeooo:rsid="00321942" officeooo:paragraph-rsid="00321942" style:font-size-asian="9pt" style:font-size-complex="9pt"/>
    </style:style>
    <style:style style:name="P20" style:family="paragraph" style:parent-style-name="Table_20_Contents">
      <style:text-properties style:font-name="Carlito1" fo:font-size="9pt" fo:language="en" fo:country="US" officeooo:rsid="002166fb" officeooo:paragraph-rsid="00284b81" style:font-size-asian="9pt" style:font-size-complex="9pt"/>
    </style:style>
    <style:style style:name="P21" style:family="paragraph" style:parent-style-name="Table_20_Contents">
      <style:text-properties style:font-name="Carlito1" fo:font-size="9pt" fo:language="en" fo:country="US" officeooo:rsid="003ebdd8" officeooo:paragraph-rsid="004be2bd" style:font-size-asian="9pt" style:font-size-complex="9pt"/>
    </style:style>
    <style:style style:name="P22" style:family="paragraph" style:parent-style-name="Table_20_Contents">
      <style:text-properties style:font-name="Carlito1" fo:font-size="9pt" fo:language="en" fo:country="US" officeooo:rsid="00408f0d" officeooo:paragraph-rsid="00408f0d" style:font-size-asian="9pt" style:font-size-complex="9pt"/>
    </style:style>
    <style:style style:name="P23" style:family="paragraph" style:parent-style-name="Table_20_Contents">
      <style:text-properties style:font-name="Carlito1" fo:font-size="9pt" fo:language="en" fo:country="US" officeooo:rsid="00408f0d" officeooo:paragraph-rsid="004be2bd" style:font-size-asian="9pt" style:font-size-complex="9pt"/>
    </style:style>
    <style:style style:name="P24" style:family="paragraph" style:parent-style-name="Table_20_Contents">
      <style:text-properties style:font-name="Carlito1" fo:font-size="9pt" fo:language="en" fo:country="US" officeooo:rsid="0041f5c5" officeooo:paragraph-rsid="0041f5c5" style:font-size-asian="9pt" style:font-size-complex="9pt"/>
    </style:style>
    <style:style style:name="P25" style:family="paragraph" style:parent-style-name="Table_20_Contents">
      <style:text-properties style:font-name="Carlito1" fo:font-size="9pt" fo:language="en" fo:country="US" officeooo:rsid="0041fab0" officeooo:paragraph-rsid="004be2bd" style:font-size-asian="9pt" style:font-size-complex="9pt"/>
    </style:style>
    <style:style style:name="P26" style:family="paragraph" style:parent-style-name="Table_20_Contents">
      <style:text-properties style:font-name="Carlito1" fo:font-size="9pt" fo:language="en" fo:country="US" officeooo:rsid="00427ee9" officeooo:paragraph-rsid="004be2bd" style:font-size-asian="9pt" style:font-size-complex="9pt"/>
    </style:style>
    <style:style style:name="P27" style:family="paragraph" style:parent-style-name="Table_20_Contents">
      <style:text-properties style:font-name="Carlito1" fo:font-size="9pt" fo:language="en" fo:country="US" officeooo:rsid="00445386" officeooo:paragraph-rsid="00445386" style:font-size-asian="9pt" style:font-size-complex="9pt"/>
    </style:style>
    <style:style style:name="P28" style:family="paragraph" style:parent-style-name="Table_20_Contents">
      <style:text-properties style:font-name="Carlito1" fo:font-size="9pt" fo:language="en" fo:country="US" officeooo:rsid="00445386" officeooo:paragraph-rsid="004be2bd" style:font-size-asian="9pt" style:font-size-complex="9pt"/>
    </style:style>
    <style:style style:name="P29" style:family="paragraph" style:parent-style-name="Table_20_Contents">
      <style:text-properties style:font-name="Carlito1" fo:font-size="9pt" fo:language="en" fo:country="US" officeooo:rsid="0044ac25" officeooo:paragraph-rsid="0044ac25" style:font-size-asian="9pt" style:font-size-complex="9pt"/>
    </style:style>
    <style:style style:name="P30" style:family="paragraph" style:parent-style-name="Table_20_Contents">
      <style:text-properties style:font-name="Carlito1" fo:font-size="9pt" fo:language="en" fo:country="US" officeooo:rsid="00461a5a" officeooo:paragraph-rsid="004be2bd" style:font-size-asian="9pt" style:font-size-complex="9pt"/>
    </style:style>
    <style:style style:name="P31" style:family="paragraph" style:parent-style-name="Table_20_Contents">
      <style:text-properties style:font-name="Carlito1" fo:font-size="9pt" fo:language="en" fo:country="US" officeooo:rsid="00481629" officeooo:paragraph-rsid="004be2bd" style:font-size-asian="9pt" style:font-size-complex="9pt"/>
    </style:style>
    <style:style style:name="P32" style:family="paragraph" style:parent-style-name="Table_20_Contents">
      <style:text-properties style:font-name="Carlito1" fo:font-size="12pt" fo:language="en" fo:country="US" fo:font-weight="normal" officeooo:rsid="0023b270" officeooo:paragraph-rsid="0023b270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style:font-name="Carlito1" fo:font-size="12pt" fo:language="en" fo:country="US" fo:font-weight="normal" officeooo:rsid="00321942" officeooo:paragraph-rsid="00321942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style:font-name="Carlito1" fo:font-size="12pt" fo:language="en" fo:country="US" fo:font-weight="normal" officeooo:rsid="004e7336" officeooo:paragraph-rsid="004e7336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style:font-name="Carlito1" fo:font-size="12pt" fo:language="en" fo:country="US" fo:font-weight="bold" officeooo:rsid="00340676" officeooo:paragraph-rsid="00340676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Carlito1" fo:font-size="12pt" fo:language="en" fo:country="US" fo:font-weight="bold" officeooo:rsid="0034fd72" officeooo:paragraph-rsid="0034fd72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Carlito1" fo:font-size="12pt" fo:language="en" fo:country="US" fo:font-weight="bold" officeooo:rsid="0036c081" officeooo:paragraph-rsid="0036c081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Carlito1" fo:font-size="12pt" fo:language="en" fo:country="US" fo:font-weight="bold" officeooo:rsid="004e7336" officeooo:paragraph-rsid="004e7336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Carlito1" fo:font-size="12pt" fo:language="en" fo:country="US" style:font-size-asian="12pt" style:font-size-complex="12pt"/>
    </style:style>
    <style:style style:name="P40" style:family="paragraph" style:parent-style-name="Table_20_Contents">
      <style:text-properties style:font-name="Carlito1" fo:font-size="12pt" fo:language="en" fo:country="US" officeooo:rsid="00340676" officeooo:paragraph-rsid="00340676" style:font-size-asian="12pt" style:font-size-complex="12pt"/>
    </style:style>
    <style:style style:name="P41" style:family="paragraph" style:parent-style-name="Table_20_Contents">
      <style:text-properties style:font-name="Carlito1" fo:font-size="12pt" fo:language="en" fo:country="US" officeooo:rsid="0036c081" officeooo:paragraph-rsid="0036c081" style:font-size-asian="12pt" style:font-size-complex="12pt"/>
    </style:style>
    <style:style style:name="P42" style:family="paragraph" style:parent-style-name="Table_20_Contents">
      <style:text-properties style:font-name="Carlito1" fo:font-size="12pt" fo:language="en" fo:country="US" officeooo:rsid="0034fd72" officeooo:paragraph-rsid="0034fd72" style:font-size-asian="12pt" style:font-size-complex="12pt"/>
    </style:style>
    <style:style style:name="P43" style:family="paragraph" style:parent-style-name="Table_20_Contents">
      <style:text-properties style:font-name="Carlito1" fo:font-size="12pt" fo:language="en" fo:country="US" officeooo:rsid="004e0334" officeooo:paragraph-rsid="004e0334" style:font-size-asian="12pt" style:font-size-complex="12pt"/>
    </style:style>
    <style:style style:name="P44" style:family="paragraph" style:parent-style-name="Table_20_Contents">
      <style:text-properties style:font-name="Carlito1" fo:font-size="12pt" fo:language="en" fo:country="US" fo:font-style="italic" officeooo:rsid="0036c081" officeooo:paragraph-rsid="0036c081" style:font-size-asian="12pt" style:font-style-asian="italic" style:font-size-complex="12pt" style:font-style-complex="italic"/>
    </style:style>
    <style:style style:name="P45" style:family="paragraph" style:parent-style-name="Table_20_Contents">
      <style:text-properties style:font-name="Carlito1" fo:language="en" fo:country="US" officeooo:rsid="0019e7d2" officeooo:paragraph-rsid="0019e7d2"/>
    </style:style>
    <style:style style:name="P46" style:family="paragraph" style:parent-style-name="Table_20_Contents">
      <style:text-properties style:font-name="Carlito1" fo:language="en" fo:country="US" officeooo:rsid="001c85b7" officeooo:paragraph-rsid="001c85b7"/>
    </style:style>
    <style:style style:name="P47" style:family="paragraph" style:parent-style-name="Table_20_Contents">
      <style:text-properties style:font-name="Carlito1" fo:language="en" fo:country="US" officeooo:rsid="001c7710" officeooo:paragraph-rsid="001c7710"/>
    </style:style>
    <style:style style:name="P48" style:family="paragraph" style:parent-style-name="Table_20_Contents">
      <style:text-properties style:font-name="Carlito1" fo:language="en" fo:country="US" officeooo:rsid="0023b270" officeooo:paragraph-rsid="0023b270"/>
    </style:style>
    <style:style style:name="P49" style:family="paragraph" style:parent-style-name="Table_20_Contents">
      <style:text-properties style:font-name="Carlito1" fo:language="en" fo:country="US" officeooo:rsid="003f26fc" officeooo:paragraph-rsid="003f26fc"/>
    </style:style>
    <style:style style:name="P50" style:family="paragraph" style:parent-style-name="Table_20_Contents">
      <style:text-properties style:font-name="Carlito1" fo:language="en" fo:country="US" officeooo:rsid="0041f5c5" officeooo:paragraph-rsid="004be2bd"/>
    </style:style>
    <style:style style:name="P51" style:family="paragraph" style:parent-style-name="Table_20_Contents">
      <style:text-properties style:font-name="Carlito1" fo:language="en" fo:country="US" officeooo:rsid="00445386" officeooo:paragraph-rsid="00445386"/>
    </style:style>
    <style:style style:name="T1" style:family="text">
      <style:text-properties style:text-outline="false" style:text-line-through-style="none" style:text-line-through-type="none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ize="9.5pt" fo:font-style="normal" fo:text-shadow="none" style:text-underline-style="none" fo:font-weight="normal" officeooo:rsid="0041fab0" style:font-size-asian="9.5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ize="9.5pt" fo:font-style="normal" fo:text-shadow="none" style:text-underline-style="none" fo:font-weight="normal" officeooo:rsid="0044ac25" style:font-size-asian="9.5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4be2bd" style:font-size-asian="9pt" style:font-style-asian="normal" style:font-weight-asian="normal" style:font-size-complex="9pt" style:text-emphasize="none"/>
    </style:style>
    <style:style style:name="T5" style:family="text">
      <style:text-properties officeooo:rsid="00321942"/>
    </style:style>
    <style:style style:name="T6" style:family="text">
      <style:text-properties officeooo:rsid="00340676"/>
    </style:style>
    <style:style style:name="T7" style:family="text">
      <style:text-properties officeooo:rsid="0034fd72"/>
    </style:style>
    <style:style style:name="T8" style:family="text">
      <style:text-properties officeooo:rsid="003a836c"/>
    </style:style>
    <style:style style:name="T9" style:family="text">
      <style:text-properties officeooo:rsid="003b9d13"/>
    </style:style>
    <style:style style:name="T10" style:family="text">
      <style:text-properties officeooo:rsid="003f26fc"/>
    </style:style>
    <style:style style:name="T11" style:family="text">
      <style:text-properties officeooo:rsid="00408f0d"/>
    </style:style>
    <style:style style:name="T12" style:family="text">
      <style:text-properties officeooo:rsid="0041f5c5"/>
    </style:style>
    <style:style style:name="T13" style:family="text">
      <style:text-properties officeooo:rsid="00427ee9"/>
    </style:style>
    <style:style style:name="T14" style:family="text">
      <style:text-properties officeooo:rsid="0044ac25"/>
    </style:style>
    <style:style style:name="T15" style:family="text">
      <style:text-properties officeooo:rsid="004878f8"/>
    </style:style>
    <style:style style:name="T16" style:family="text">
      <style:text-properties officeooo:rsid="004a5081"/>
    </style:style>
    <style:style style:name="T17" style:family="text">
      <style:text-properties officeooo:rsid="004be2bd"/>
    </style:style>
    <style:style style:name="T18" style:family="text">
      <style:text-properties officeooo:rsid="004e0334"/>
    </style:style>
    <style:style style:name="T19" style:family="text">
      <style:text-properties officeooo:rsid="004faa3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on</text:p>
      <text:p text:style-name="P5"/>
      <text:p text:style-name="P7">For the estimation of <text:span text:style-name="T6">e</text:span>ffort, the COCOMO II model was used, which was based on the value of Function Points.</text:p>
      <text:p text:style-name="P6"/>
      <text:p text:style-name="P2">1) Function points</text:p>
      <text:p text:style-name="P3"/>
      <text:p text:style-name="P4">The Function Points calculation process was conducted only until the Unadjusted Function Points values where obtained, because it is these values which are employed by the COCOMO II model.</text:p>
      <text:p text:style-name="P4">In <text:span text:style-name="T8">identifying</text:span> the Application Boundary, we considered the two Sensortag devices and the PC application not as standalone systems, but as two of three modules that make up the complete application. As a consequence, the internal communication between the modules does not constitute a transaction; also, the complete system results stand-alone, and does not therefore possess External Interface Files.</text:p>
      <text:p text:style-name="P3"/>
      <text:p text:style-name="P8"><text:span text:style-name="T6">1.1) </text:span>Transactions</text:p>
      <text:p text:style-name="P10">In the following table Transaction (External Input, External Output, External <text:span text:style-name="T9">Inquiry</text:span>) are listed.</text:p>
      <text:p text:style-name="P10">They are subdivided according to the Actor that is responsible for them.</text:p>
      <text:p text:style-name="P11"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6">External Input</text:p>
          </table:table-cell>
          <table:table-cell table:style-name="Table1.A1" office:value-type="string">
            <text:p text:style-name="P46">External Output</text:p>
          </table:table-cell>
          <table:table-cell table:style-name="Table1.D1" office:value-type="string">
            <text:p text:style-name="P46">External <text:span text:style-name="T9">Inquiry</text:span></text:p>
          </table:table-cell>
        </table:table-row>
        <table:table-row>
          <table:table-cell table:style-name="Table1.A2" office:value-type="string">
            <text:p text:style-name="P49">User</text:p>
          </table:table-cell>
          <table:table-cell table:style-name="Table1.A2" office:value-type="string">
            <text:p text:style-name="P22">Insert system calibration <text:span text:style-name="T17">(3FP)</text:span></text:p>
            <text:p text:style-name="P18">Insert <text:span text:style-name="T10">user</text:span> <text:span text:style-name="T11">general information (3FP)</text:span></text:p>
            <text:p text:style-name="P23">Insert helper contact <text:span text:style-name="T12">information (3FP)</text:span></text:p>
            <text:p text:style-name="P30">Load defaults <text:span text:style-name="T17">(3FP)</text:span></text:p>
          </table:table-cell>
          <table:table-cell table:style-name="Table1.A2" office:value-type="string">
            <text:p text:style-name="P23">Accelerometer graph <text:span text:style-name="T17">(4FP)</text:span></text:p>
            <text:p text:style-name="P23">Gyroscope graph <text:span text:style-name="T17">(4FP)</text:span></text:p>
            <text:p text:style-name="P26">Label “Fall detection” <text:span text:style-name="T17">(4FP)</text:span></text:p>
            <text:p text:style-name="P26">Label “Help requested” <text:span text:style-name="T17">(4FP)</text:span></text:p>
          </table:table-cell>
          <table:table-cell table:style-name="Table1.D2" office:value-type="string">
            <text:p text:style-name="P25">Open <text:span text:style-name="T13">application settings (3FP)</text:span></text:p>
            <text:p text:style-name="P25">Start/Stop <text:span text:style-name="T17">(3FP) </text:span></text:p>
            <text:p text:style-name="P25">Connect /Disconnect <text:span text:style-name="T17">(3FP)</text:span></text:p>
            <text:p text:style-name="P26">Close button <text:span text:style-name="T17">(3FP)</text:span></text:p>
            <text:p text:style-name="P26">Clear graph button <text:span text:style-name="T17">(3FP)</text:span></text:p>
          </table:table-cell>
        </table:table-row>
        <table:table-row>
          <table:table-cell table:style-name="Table1.A2" office:value-type="string">
            <text:p text:style-name="P45">Helper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50"><text:span text:style-name="T2">Send e</text:span><text:span text:style-name="T1">mai</text:span><text:span text:style-name="T3">l </text:span><text:span text:style-name="T4">(4FP)</text:span>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47">Sensors</text:p>
          </table:table-cell>
          <table:table-cell table:style-name="Table1.A2" office:value-type="string">
            <text:p text:style-name="P21">Gyroscope <text:span text:style-name="T17">(3FP)</text:span></text:p>
            <text:p text:style-name="P21">Accelerometer <text:span text:style-name="T17">(3FP)</text:span></text:p>
            <text:p text:style-name="P28"><text:span text:style-name="T14">Snooze Alarm</text:span> (<text:span text:style-name="T14">Button 2</text:span>) <text:span text:style-name="T17">(3FP)</text:span></text:p>
            <text:p text:style-name="P31">Bluetooth connection <text:span text:style-name="T17">PC</text:span> <text:span text:style-name="T17">(4FP)</text:span> <text:span text:style-name="T17">Bluetooth connection </text:span>Sensortags <text:span text:style-name="T17">(4FP)</text:span></text:p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1">Actuators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Buzzer “false alarm” <text:span text:style-name="T17">(4FP)</text:span></text:p>
          </table:table-cell>
          <table:table-cell table:style-name="Table1.D2" office:value-type="string">
            <text:p text:style-name="P29"/>
          </table:table-cell>
        </table:table-row>
      </table:table>
      <text:p text:style-name="P11"/>
      <text:p text:style-name="P12"/>
      <text:p text:style-name="P9"><text:span text:style-name="T6">1.2) </text:span>Internal Logical Files</text:p>
      <text:p text:style-name="P12">In the following table, ILFs are listed. They are subdivided according to the software module they</text:p>
      <text:p text:style-name="P12">belong to.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Module</text:p>
          </table:table-cell>
          <table:table-cell table:style-name="Table2.B1" office:value-type="string">
            <text:p text:style-name="P48">Internal Logical Files</text:p>
          </table:table-cell>
        </table:table-row>
        <table:table-row>
          <table:table-cell table:style-name="Table2.A2" office:value-type="string">
            <text:p text:style-name="P32"><text:span text:style-name="T5">Sensortags</text:span></text:p>
          </table:table-cell>
          <table:table-cell table:style-name="Table2.B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33">PC Application</text:p>
          </table:table-cell>
          <table:table-cell table:style-name="Table2.B2" office:value-type="string">
            <text:p text:style-name="P24">User Information <text:span text:style-name="T16">(7FP)</text:span></text:p>
            <text:p text:style-name="P24">System calibration values <text:span text:style-name="T16">(7FP)</text:span></text:p>
            <text:p text:style-name="P17"><text:span text:style-name="T15">H</text:span>elper contact data <text:span text:style-name="T16">(7FP)</text:span></text:p>
          </table:table-cell>
        </table:table-row>
      </table:table>
      <text:p text:style-name="P13"/>
      <text:p text:style-name="P14">Total (unadjusted) Function Points: 8<text:span text:style-name="T18">9</text:span></text:p>
      <text:p text:style-name="P13"><text:soft-page-break/></text:p>
      <text:p text:style-name="P20"/>
      <text:p text:style-name="P35"><text:span text:style-name="T7">2) </text:span>Estimation of Effort</text:p>
      <text:p text:style-name="P40">The estimation of effort was conducted with COCOMO II. Considered the early stage of</text:p>
      <text:p text:style-name="P40">development of the project, the Early Design Model was selected.</text:p>
      <text:p text:style-name="P40"/>
      <text:p text:style-name="P36">Scaling Drivers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4">Driver</text:p>
          </table:table-cell>
          <table:table-cell table:style-name="Table4.B1" office:value-type="string">
            <text:p text:style-name="P44">Value</text:p>
          </table:table-cell>
        </table:table-row>
        <table:table-row>
          <table:table-cell table:style-name="Table4.A2" office:value-type="string">
            <text:p text:style-name="P41">Precedentedness</text:p>
          </table:table-cell>
          <table:table-cell table:style-name="Table4.B2" office:value-type="string">
            <text:p text:style-name="P41">High</text:p>
          </table:table-cell>
        </table:table-row>
        <table:table-row>
          <table:table-cell table:style-name="Table4.A2" office:value-type="string">
            <text:p text:style-name="P41">Development Flexibility</text:p>
          </table:table-cell>
          <table:table-cell table:style-name="Table4.B2" office:value-type="string">
            <text:p text:style-name="P41">Nominal</text:p>
          </table:table-cell>
        </table:table-row>
        <table:table-row>
          <table:table-cell table:style-name="Table4.A2" office:value-type="string">
            <text:p text:style-name="P41">Risk Resolution</text:p>
          </table:table-cell>
          <table:table-cell table:style-name="Table4.B2" office:value-type="string">
            <text:p text:style-name="P41">Nominal</text:p>
          </table:table-cell>
        </table:table-row>
        <table:table-row>
          <table:table-cell table:style-name="Table4.A2" office:value-type="string">
            <text:p text:style-name="P41">Team <text:span text:style-name="T8">Cohesion</text:span></text:p>
          </table:table-cell>
          <table:table-cell table:style-name="Table4.B2" office:value-type="string">
            <text:p text:style-name="P43">High</text:p>
          </table:table-cell>
        </table:table-row>
        <table:table-row>
          <table:table-cell table:style-name="Table4.A2" office:value-type="string">
            <text:p text:style-name="P41">Process Maturity</text:p>
          </table:table-cell>
          <table:table-cell table:style-name="Table4.B2" office:value-type="string">
            <text:p text:style-name="P41">Very Low</text:p>
          </table:table-cell>
        </table:table-row>
      </table:table>
      <text:p text:style-name="P42"/>
      <text:p text:style-name="P36">Cost Drivers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4">Driver</text:p>
          </table:table-cell>
          <table:table-cell table:style-name="Table5.B1" office:value-type="string">
            <text:p text:style-name="P44">Value</text:p>
          </table:table-cell>
        </table:table-row>
        <table:table-row>
          <table:table-cell table:style-name="Table5.A2" office:value-type="string">
            <text:p text:style-name="P41">Facilities</text:p>
          </table:table-cell>
          <table:table-cell table:style-name="Table5.B2" office:value-type="string">
            <text:p text:style-name="P41">Nominal</text:p>
          </table:table-cell>
        </table:table-row>
        <table:table-row>
          <table:table-cell table:style-name="Table5.A2" office:value-type="string">
            <text:p text:style-name="P41">Personnel Experience</text:p>
          </table:table-cell>
          <table:table-cell table:style-name="Table5.B2" office:value-type="string">
            <text:p text:style-name="P41">Nominal</text:p>
          </table:table-cell>
        </table:table-row>
        <table:table-row>
          <table:table-cell table:style-name="Table5.A2" office:value-type="string">
            <text:p text:style-name="P41">Personnel Capability</text:p>
          </table:table-cell>
          <table:table-cell table:style-name="Table5.B2" office:value-type="string">
            <text:p text:style-name="P41">High</text:p>
          </table:table-cell>
        </table:table-row>
        <table:table-row>
          <table:table-cell table:style-name="Table5.A2" office:value-type="string">
            <text:p text:style-name="P41">Required Reusability</text:p>
          </table:table-cell>
          <table:table-cell table:style-name="Table5.B2" office:value-type="string">
            <text:p text:style-name="P41">Low</text:p>
          </table:table-cell>
        </table:table-row>
        <table:table-row>
          <table:table-cell table:style-name="Table5.A2" office:value-type="string">
            <text:p text:style-name="P41">Platform Difficulty</text:p>
          </table:table-cell>
          <table:table-cell table:style-name="Table5.B2" office:value-type="string">
            <text:p text:style-name="P41">Nominal</text:p>
          </table:table-cell>
        </table:table-row>
        <table:table-row>
          <table:table-cell table:style-name="Table5.A2" office:value-type="string">
            <text:p text:style-name="P41">Product Reliability and Complexity</text:p>
          </table:table-cell>
          <table:table-cell table:style-name="Table5.B2" office:value-type="string">
            <text:p text:style-name="P41">Low</text:p>
          </table:table-cell>
        </table:table-row>
        <table:table-row>
          <table:table-cell table:style-name="Table5.A2" office:value-type="string">
            <text:p text:style-name="P41">Required Development Schedule</text:p>
          </table:table-cell>
          <table:table-cell table:style-name="Table5.B2" office:value-type="string">
            <text:p text:style-name="P41">Nominal</text:p>
          </table:table-cell>
        </table:table-row>
      </table:table>
      <text:p text:style-name="P36"/>
      <text:p text:style-name="P37">Results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9"/>
          </table:table-cell>
          <table:table-cell table:style-name="Table3.B1" office:value-type="string">
            <text:p text:style-name="P44">Value</text:p>
          </table:table-cell>
        </table:table-row>
        <table:table-row>
          <table:table-cell table:style-name="Table3.A2" office:value-type="string">
            <text:p text:style-name="P41">Person-Months</text:p>
          </table:table-cell>
          <table:table-cell table:style-name="Table3.B2" office:value-type="string">
            <text:p text:style-name="P43">9.7</text:p>
          </table:table-cell>
        </table:table-row>
        <table:table-row>
          <table:table-cell table:style-name="Table3.A2" office:value-type="string">
            <text:p text:style-name="P41">Schedule Months</text:p>
          </table:table-cell>
          <table:table-cell table:style-name="Table3.B2" office:value-type="string">
            <text:p text:style-name="P43">1.9</text:p>
          </table:table-cell>
        </table:table-row>
        <table:table-row>
          <table:table-cell table:style-name="Table3.A2" office:value-type="string">
            <text:p text:style-name="P41">SLOC</text:p>
          </table:table-cell>
          <table:table-cell table:style-name="Table3.B2" office:value-type="string">
            <text:p text:style-name="P43">4717</text:p>
          </table:table-cell>
        </table:table-row>
      </table:table>
      <text:p text:style-name="P37"/>
      <text:p text:style-name="P38">Notes</text:p>
      <text:p text:style-name="P34">The result of 1.9 months seems at first encouraging. However, our analysis must also consider <text:span text:style-name="T19">that, </text:span>on one hand, <text:s/>the team is working only part-time on the project, and on the other, that the final product will be a prototype, not a production ready system. In light of these facts, we believe the estimation to be generally accu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1" svg:font-family="Carlito" style:font-pitch="variable"/>
    <style:font-face style:name="Liberation Serif1" svg:font-family="'Liberation Serif'" style:font-pitch="variable"/>
    <style:font-face style:name="Carlito" svg:font-family="Carlito, 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41:09.070505982</meta:creation-date>
    <dc:date>2018-05-03T15:48:13.083903591</dc:date>
    <meta:editing-duration>PT3H49M48S</meta:editing-duration>
    <meta:editing-cycles>44</meta:editing-cycles>
    <meta:generator>LibreOffice/5.2.7.2$Linux_X86_64 LibreOffice_project/20m0$Build-2</meta:generator>
    <meta:document-statistic meta:table-count="5" meta:image-count="0" meta:object-count="0" meta:page-count="2" meta:paragraph-count="90" meta:word-count="408" meta:character-count="2723" meta:non-whitespace-character-count="2399"/>
  </office:meta>
</office:document-meta>
</file>